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8ee6" officeooo:paragraph-rsid="00058ee6"/>
    </style:style>
    <style:style style:name="P2" style:family="paragraph" style:parent-style-name="Standard">
      <style:text-properties officeooo:rsid="00058ee6" officeooo:paragraph-rsid="000723cc"/>
    </style:style>
    <style:style style:name="P3" style:family="paragraph" style:parent-style-name="Standard">
      <style:text-properties officeooo:rsid="00103493" officeooo:paragraph-rsid="00103493"/>
    </style:style>
    <style:style style:name="P4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058ee6"/>
    </style:style>
    <style:style style:name="P5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058ee6" officeooo:paragraph-rsid="00058ee6"/>
    </style:style>
    <style:style style:name="P6" style:family="paragraph" style:parent-style-name="Header">
      <style:paragraph-properties fo:text-align="end" style:justify-single-word="false" fo:padding="0.0291in" fo:border-left="none" fo:border-right="none" fo:border-top="none" fo:border-bottom="0.99pt solid #000000" style:join-border="false"/>
      <style:text-properties officeooo:paragraph-rsid="00082945"/>
    </style:style>
    <style:style style:name="P7" style:family="paragraph" style:parent-style-name="Table_20_Contents">
      <style:text-properties officeooo:rsid="00058ee6" officeooo:paragraph-rsid="00058ee6"/>
    </style:style>
    <style:style style:name="P8" style:family="paragraph" style:parent-style-name="Table_20_Contents" style:list-style-name="L1">
      <style:text-properties officeooo:rsid="00058ee6" officeooo:paragraph-rsid="00058ee6"/>
    </style:style>
    <style:style style:name="P9" style:family="paragraph" style:parent-style-name="Table_20_Contents" style:list-style-name="L2">
      <style:text-properties officeooo:rsid="00058ee6" officeooo:paragraph-rsid="00058ee6"/>
    </style:style>
    <style:style style:name="P10" style:family="paragraph" style:parent-style-name="Table_20_Contents" style:list-style-name="L3">
      <style:text-properties officeooo:rsid="00058ee6" officeooo:paragraph-rsid="00058ee6"/>
    </style:style>
    <style:style style:name="P11" style:family="paragraph" style:parent-style-name="Table_20_Contents" style:list-style-name="L4">
      <style:text-properties officeooo:rsid="00058ee6" officeooo:paragraph-rsid="00058ee6"/>
    </style:style>
    <style:style style:name="P12" style:family="paragraph" style:parent-style-name="Table_20_Contents" style:list-style-name="L5">
      <style:text-properties officeooo:rsid="00058ee6" officeooo:paragraph-rsid="00058ee6"/>
    </style:style>
    <style:style style:name="P13" style:family="paragraph" style:parent-style-name="Table_20_Contents" style:list-style-name="L6">
      <style:text-properties officeooo:rsid="00058ee6" officeooo:paragraph-rsid="00058ee6"/>
    </style:style>
    <style:style style:name="P14" style:family="paragraph" style:parent-style-name="Table_20_Contents" style:list-style-name="L6">
      <style:text-properties officeooo:paragraph-rsid="00058ee6"/>
    </style:style>
    <style:style style:name="P15" style:family="paragraph" style:parent-style-name="Table_20_Contents">
      <style:text-properties officeooo:rsid="0008de75" officeooo:paragraph-rsid="0008de75"/>
    </style:style>
    <style:style style:name="P16" style:family="paragraph" style:parent-style-name="Footer">
      <style:paragraph-properties fo:text-align="center" style:justify-single-word="false"/>
    </style:style>
    <style:style style:name="T1" style:family="text">
      <style:text-properties officeooo:rsid="00058ee6"/>
    </style:style>
    <style:style style:name="T2" style:family="text">
      <style:text-properties style:text-underline-style="none"/>
    </style:style>
    <style:style style:name="T3" style:family="text">
      <style:text-properties officeooo:rsid="0007a478"/>
    </style:style>
    <style:style style:name="T4" style:family="text">
      <style:text-properties officeooo:rsid="00082945"/>
    </style:style>
    <style:style style:name="T5" style:family="text">
      <style:text-properties officeooo:rsid="0008b075"/>
    </style:style>
    <style:style style:name="T6" style:family="text">
      <style:text-properties officeooo:rsid="0008de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4"/>
      <text:p text:style-name="P1"/>
      <text:p text:style-name="P5">Working together <text:span text:style-name="T4">using</text:span> Github </text:p>
      <text:p text:style-name="P2"/>
      <text:p text:style-name="P1">In this example two persons are working on one file from two different computers. </text:p>
      <text:p text:style-name="P1">Both users have a <text:span text:style-name="T4">github</text:span> account and git installed on their linux <text:span text:style-name="T3">computer.</text:span> We will use the command line and occasionally the website of the users. </text:p>
      <text:p text:style-name="P1">The first user creates a repository that going to be the master of the project. All pull request will be authorized by this user. </text:p>
      <text:p text:style-name="P1">In order to collaborate and edit code the second user has to submit pull request, which will be evaluated by the master of the project. </text:p>
      <text:p text:style-name="P1">The following sequence is one way of using github to manage git communication between users.</text:p>
      <text:p text:style-name="P1"/>
      <text:p text:style-name="P1">The initial condition: user_1 has one repo <text:span text:style-name="T5">created previously with a file inside</text:span>.</text:p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7">Actions of user_2</text:p>
          </table:table-cell>
          <table:table-cell table:style-name="Table1.B1" office:value-type="string">
            <text:p text:style-name="P7">Actions <text:span text:style-name="T2">of user_1</text:span></text:p>
          </table:table-cell>
        </table:table-row>
        <table:table-row>
          <table:table-cell table:style-name="Table1.A2" office:value-type="string">
            <text:p text:style-name="P7">Fork the repository from the user_1’s profile:</text:p>
            <text:list xml:id="list3523922015991384631" text:style-name="L1">
              <text:list-item>
                <text:p text:style-name="P8">go to the <text:span text:style-name="T4">github site</text:span> of user_1’s repo, hit clone repo. </text:p>
              </text:list-item>
            </text:list>
            <text:p text:style-name="P7">clone the repo to your computer:</text:p>
            <text:list xml:id="list2094203072206472819" text:style-name="L2">
              <text:list-item>
                <text:p text:style-name="P9">make a folder </text:p>
              </text:list-item>
              <text:list-item>
                <text:p text:style-name="P9">copy the clone link (the http one)</text:p>
              </text:list-item>
              <text:list-item>
                <text:p text:style-name="P9">execute `git clone <text:span text:style-name="T6">REPO</text:span>LINK`</text:p>
              </text:list-item>
            </text:list>
            <text:p text:style-name="P7"/>
            <text:p text:style-name="P7">user_2 can apply corrections to the code <text:span text:style-name="T4">on the local computer and after that </text:span>execute the add, <text:span text:style-name="T4">commit</text:span> and push sequence: </text:p>
            <text:list xml:id="list7083246069751772765" text:style-name="L3">
              <text:list-item>
                <text:p text:style-name="P10">`git add .`</text:p>
              </text:list-item>
              <text:list-item>
                <text:p text:style-name="P10">`git commit -a` or with the flag -m “message”</text:p>
              </text:list-item>
              <text:list-item>
                <text:p text:style-name="P10">`git push origin master`</text:p>
              </text:list-item>
            </text:list>
            <text:p text:style-name="P7"/>
            <text:p text:style-name="P7">make a pull request from the website </text:p>
            <text:list xml:id="list8038160922598432506" text:style-name="L4">
              <text:list-item>
                <text:p text:style-name="P11">go to the website and find “pull request”</text:p>
              </text:list-item>
              <text:list-item>
                <text:p text:style-name="P11">the dialogue will be self-explanatory </text:p>
              </text:list-item>
            </text:list>
            <text:p text:style-name="P7"/>
            <text:p text:style-name="P15">User_2 is finished at this point – his addition to the code is submitted.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7">At this point the logged in user_1 will see a pull-request and he can merge the changes made by <text:soft-page-break/>user_1 into the master (or whichever branch). </text:p>
            <text:p text:style-name="P7"/>
            <text:p text:style-name="P7">After this, user_1 still needs to pull the changes onto his computer <text:span text:style-name="T4">(local version)</text:span>.</text:p>
            <text:p text:style-name="P7">`git pull origin master`</text:p>
            <text:p text:style-name="P7"/>
            <text:p text:style-name="P7">He can now himself make changes on his local version on his computer.</text:p>
            <text:p text:style-name="P7">User_1 still needs to execute the add, commi<text:span text:style-name="T6">t</text:span> and push sequence of his changes. </text:p>
          </table:table-cell>
        </table:table-row>
        <table:table-row>
          <table:table-cell table:style-name="Table1.A2" office:value-type="string">
            <text:p text:style-name="P7"><text:span text:style-name="T4">At this point u</text:span>ser_2 can see <text:span text:style-name="T4">u</text:span>ser_1’s <text:span text:style-name="T4">changes on the web</text:span>page. <text:span text:style-name="T4">In order to apply the newest changes onto his local computer version user_2</text:span> needs to:</text:p>
            <text:list xml:id="list7836187202632044691" text:style-name="L5">
              <text:list-item>
                <text:p text:style-name="P12">update his fork</text:p>
              </text:list-item>
              <text:list-item>
                <text:p text:style-name="P12">update his local version of the fork, so that he can work on his computer on the code</text:p>
              </text:list-item>
            </text:list>
            <text:p text:style-name="P7">to do these steps he needs :</text:p>
            <text:list xml:id="list3570132268309160583" text:style-name="L6">
              <text:list-item>
                <text:p text:style-name="P14"><text:span text:style-name="T1">`git remote add upstream </text:span><text:a xlink:type="simple" xlink:href="mailto:git@github.com" text:style-name="Internet_20_link" text:visited-style-name="Visited_20_Internet_20_Link"><text:span text:style-name="T1">git@github.com</text:span></text:a><text:span text:style-name="T1">:X/X.git`</text:span></text:p>
              </text:list-item>
              <text:list-item>
                <text:p text:style-name="P13">`git pull upstream master`</text:p>
              </text:list-item>
            </text:list>
            <text:p text:style-name="P7"/>
            <text:p text:style-name="P7">user_2 can now make changes and apply them to his fork by the add, commit and push <text:span text:style-name="T4">sequence</text:span>. </text:p>
            <text:p text:style-name="P7">User_1 can see the changes again if user_1 makes a pull-request! </text:p>
            <text:p text:style-name="P7"/>
            <text:p text:style-name="P7">So the cycle is closed! 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  <text:p text:style-name="P1"/>
      <text:p text:style-name="P3">Github features </text:p>
      <text:p text:style-name="P3"><text:a xlink:type="simple" xlink:href="https://github.com/features" text:style-name="Internet_20_link" text:visited-style-name="Visited_20_Internet_20_Link">https://github.com/features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.0291in" fo:border-left="none" fo:border-right="none" fo:border-top="none" fo:border-bottom="0.99pt solid #000000" style:join-border="false"/>
      <style:text-properties officeooo:paragraph-rsid="00082945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date style:data-style-name="N37" text:date-value="2018-01-18T21:51:21.444033421" text:fixed="true">18/01/18</text:date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7:54:12.098935223</meta:creation-date>
    <dc:date>2018-01-19T13:32:50.321231568</dc:date>
    <meta:editing-duration>PT15H42M28S</meta:editing-duration>
    <meta:editing-cycles>6</meta:editing-cycles>
    <meta:generator>LibreOffice/5.1.6.2$Linux_X86_64 LibreOffice_project/10m0$Build-2</meta:generator>
    <meta:document-statistic meta:table-count="1" meta:image-count="0" meta:object-count="0" meta:page-count="2" meta:paragraph-count="41" meta:word-count="421" meta:character-count="2332" meta:non-whitespace-character-count="1947"/>
  </office:meta>
</office:document-meta>
</file>